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d20" officeooo:paragraph-rsid="00111d20"/>
    </style:style>
    <style:style style:name="P2" style:family="paragraph" style:parent-style-name="Standard">
      <style:text-properties officeooo:rsid="00128e66" officeooo:paragraph-rsid="00128e66"/>
    </style:style>
    <style:style style:name="P3" style:family="paragraph" style:parent-style-name="Standard">
      <style:text-properties officeooo:rsid="00141498" officeooo:paragraph-rsid="00141498"/>
    </style:style>
    <style:style style:name="T1" style:family="text">
      <style:text-properties officeooo:rsid="00128e66"/>
    </style:style>
    <style:style style:name="T2" style:family="text">
      <style:text-properties officeooo:rsid="001414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– Objets réparti</text:p>
      <text:p text:style-name="P1"><text:s/></text:p>
      <text:p text:style-name="P1">1 – </text:p>
      <text:p text:style-name="P1">2 – La classe calculImpl hérite du squelette, c'est à dire de la classe calculPOA.java</text:p>
      <text:p text:style-name="P1">3 – La construction de la requête est faite <text:span text:style-name="T1">dans le try, dans l’incrémentation et dans la décrémentation</text:span>, quant à son émission celle-ci est faite dans tous les cas où le serveur et le client sont en local.</text:p>
      <text:p text:style-name="P2">4 – <text:span text:style-name="T2">Les appels de incrémenter et décrémenter faits par calculImpl sont traités dans le switch qui traite la valeur entrante dans la fonction _invoke().</text:span></text:p>
      <text:p text:style-name="P3">5 – HOST IP : 127.0.0.1 PORT : 44181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ter1 </meta:initial-creator>
    <meta:creation-date>2017-01-06T10:35:06.483617857</meta:creation-date>
    <dc:date>2017-01-06T13:38:17.230848580</dc:date>
    <dc:creator>Master1 </dc:creator>
    <meta:editing-duration>PT9M3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88" meta:character-count="512" meta:non-whitespace-character-count="422"/>
  </office:meta>
</office:document-meta>
</file>